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style:contextual-spacing="false"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T7" style:family="text">
      <style:text-properties officeooo:rsid="001f83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1<text:span text:style-name="T7">8</text:span></text:p>
      <text:p text:style-name="P6">Mobile Devices Configuration Guide</text:p>
      <text:p text:style-name="P3"/>
      <text:p text:style-name="P14">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text:span text:style-name="T7">8</text:span> – <text:span text:style-name="T7">August</text:span>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1<text:span text:style-name="T7">8</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7"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101</meta:editing-cycles>
    <meta:editing-duration>PT4H53M13S</meta:editing-duration>
    <dc:date>2012-08-28T11:50:54</dc:date>
    <meta:document-statistic meta:table-count="0" meta:image-count="2" meta:object-count="0" meta:page-count="14" meta:paragraph-count="154" meta:word-count="2004" meta:character-count="12754" meta:non-whitespace-character-count="10844"/>
    <meta:user-defined meta:name="Info 1"/>
    <meta:user-defined meta:name="Info 2"/>
    <meta:user-defined meta:name="Info 3"/>
    <meta:user-defined meta:name="Info 4"/>
  </office:meta>
</office:document-meta>
</file>